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3"/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bina – Schnelltest</text:p>
      <text:list xml:id="list910263420" text:style-name="L3">
        <text:list-item>
          <text:p text:style-name="P5">Mobina per Joystick vor und rückwärts fahren</text:p>
        </text:list-item>
      </text:list>
      <text:p text:style-name="P1"><text:tab/>Hat Funktioniert?<text:tab/><text:tab/><text:span text:style-name="T3">□</text:span></text:p>
      <text:p text:style-name="P1"/>
      <text:list xml:id="list436958952" text:continue-numbering="true" text:style-name="L3">
        <text:list-item>
          <text:p text:style-name="P6"><text:span text:style-name="T2">Tablet per Joystick bewegen</text:span></text:p>
          <text:p text:style-name="P5">Hat Funktioniert?<text:tab/><text:tab/><text:span text:style-name="T3">□</text:span></text:p>
        </text:list-item>
      </text:list>
      <text:p text:style-name="P1"/>
      <text:list xml:id="list13746196171" text:style-name="L1">
        <text:list-item>
          <text:p text:style-name="P2"><text:span text:style-name="T2">Schnelltest per Joystick starten</text:span></text:p>
        </text:list-item>
      </text:list>
      <text:p text:style-name="P1"/>
      <text:p text:style-name="P1">Totmanntaste + Scripttaste + Grüne Taste (A) gleichzeitig drücken</text:p>
      <text:p text:style-name="P1"/>
      <text:list xml:id="list852948504" text:style-name="L2">
        <text:list-item>
          <text:p text:style-name="P4">Checkliste in chronologisch abhacken: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Aktion</text:p>
          </table:table-cell>
          <table:table-cell table:style-name="Tabelle1.B1" office:value-type="string">
            <text:p text:style-name="Table_20_Contents">Erfolgreich</text:p>
          </table:table-cell>
        </table:table-row>
        <table:table-row>
          <table:table-cell table:style-name="Tabelle1.A2" office:value-type="string">
            <text:p text:style-name="Table_20_Contents">Rot leuchte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ün leuchte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lau leuchte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ablet steht senkrecht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ablet neight sich nach vorne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ablet steht senkrecht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ün leuchte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ildschirm an von Tablet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ilm wird auf Tablet abgespielt</text:p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</meta:initial-creator>
    <meta:creation-date>2013-03-25T14:49:25</meta:creation-date>
    <dc:date>2013-03-26T06:45:36</dc:date>
    <dc:creator>josh </dc:creator>
    <meta:editing-duration>PT13M54S</meta:editing-duration>
    <meta:editing-cycles>2</meta:editing-cycles>
    <meta:generator>LibreOffice/3.3$Unix LibreOffice_project/330m19$Build-401</meta:generator>
    <meta:document-statistic meta:table-count="1" meta:image-count="0" meta:object-count="0" meta:page-count="1" meta:paragraph-count="19" meta:word-count="70" meta:character-count="468"/>
  </office:meta>
</office:document-meta>
</file>